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color="#808080" loext:opacity="100%" fo:font-size="12pt" style:font-size-asian="10.5pt" style:font-size-complex="12pt"/>
    </style:style>
    <style:style style:name="P2" style:family="paragraph" style:parent-style-name="Heading_20_3">
      <style:text-properties fo:color="#780373" loext:opacity="100%" fo:font-size="12pt" fo:font-weight="bold" style:font-size-asian="10.5pt" style:font-weight-asian="bold" style:font-size-complex="12pt" style:font-weight-complex="bold"/>
    </style:style>
    <style:style style:name="P3" style:family="paragraph" style:parent-style-name="Heading_20_3">
      <style:text-properties fo:color="#333333" loext:opacity="100%" fo:font-size="12pt" fo:font-weight="bold" officeooo:rsid="00023077" officeooo:paragraph-rsid="00023077" style:font-size-asian="10.5pt" style:font-weight-asian="bold" style:font-size-complex="12pt" style:font-weight-complex="bold"/>
    </style:style>
    <style:style style:name="P4" style:family="paragraph" style:parent-style-name="Heading_20_3">
      <style:paragraph-properties fo:margin-top="0in" fo:margin-bottom="0.1965in" style:contextual-spacing="false"/>
      <style:text-properties officeooo:paragraph-rsid="00023077"/>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text-properties officeooo:paragraph-rsid="00023077"/>
    </style:style>
    <style:style style:name="P7" style:family="paragraph" style:parent-style-name="Standard">
      <style:text-properties fo:font-size="18pt" style:font-size-asian="18pt" style:font-size-complex="18pt"/>
    </style:style>
    <style:style style:name="P8" style:family="paragraph" style:parent-style-name="Standard">
      <style:text-properties fo:color="#780373" loext:opacity="100%" fo:font-size="12pt" fo:font-weight="bold" style:font-size-asian="10.5pt" style:font-weight-asian="bold" style:font-size-complex="12pt" style:font-weight-complex="bold"/>
    </style:style>
    <style:style style:name="P9" style:family="paragraph" style:parent-style-name="Standard">
      <style:text-properties fo:color="#780373" loext:opacity="100%" fo:font-size="12pt" fo:font-weight="bold" officeooo:rsid="00023077" style:font-size-asian="10.5pt" style:font-weight-asian="bold" style:font-size-complex="12pt" style:font-weight-complex="bold"/>
    </style:style>
    <style:style style:name="P10" style:family="paragraph" style:parent-style-name="Standard">
      <style:text-properties fo:color="#780373" loext:opacity="100%" fo:font-size="12pt" fo:font-weight="bold" officeooo:rsid="00023077" officeooo:paragraph-rsid="00023077" style:font-size-asian="10.5pt" style:font-weight-asian="bold" style:font-size-complex="12pt" style:font-weight-complex="bold"/>
    </style:style>
    <style:style style:name="P11" style:family="paragraph" style:parent-style-name="Standard">
      <style:text-properties fo:color="#333333" loext:opacity="100%" fo:font-size="12pt" fo:font-weight="bold" officeooo:rsid="00023077" officeooo:paragraph-rsid="00023077" style:font-size-asian="10.5pt" style:font-weight-asian="bold" style:font-size-complex="12pt" style:font-weight-complex="bold"/>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text-properties fo:color="#333333" loext:opacity="100%" fo:font-size="12pt" fo:font-weight="bold" officeooo:rsid="00023077" officeooo:paragraph-rsid="00023077" style:font-size-asian="10.5pt" style:font-weight-asian="bold" style:font-size-complex="12pt" style:font-weight-complex="bold"/>
    </style:style>
    <style:style style:name="P30" style:family="paragraph" style:parent-style-name="Text_20_body" style:list-style-name="L10"/>
    <style:style style:name="P31" style:family="paragraph" style:parent-style-name="Text_20_body" style:list-style-name="L10">
      <style:paragraph-properties fo:margin-top="0in" fo:margin-bottom="0in" style:contextual-spacing="false"/>
    </style:style>
    <style:style style:name="P32" style:family="paragraph" style:parent-style-name="Text_20_body">
      <style:paragraph-properties fo:margin-top="0in" fo:margin-bottom="0.1965in" style:contextual-spacing="false"/>
      <style:text-properties officeooo:paragraph-rsid="00023077"/>
    </style:style>
    <style:style style:name="T1" style:family="text">
      <style:text-properties officeooo:rsid="00023077"/>
    </style:style>
    <style:style style:name="T2" style:family="text">
      <style:text-properties fo:color="#ed4c05" loext:opacity="100%" fo:font-weight="bold" officeooo:rsid="00023077" style:font-weight-asian="bold" style:font-weight-complex="bold"/>
    </style:style>
    <style:style style:name="T3" style:family="text">
      <style:text-properties fo:font-weight="bold" officeooo:rsid="00023077" style:font-weight-asian="bold" style:font-weight-complex="bold"/>
    </style:style>
    <style:style style:name="T4" style:family="text">
      <style:text-properties fo:font-size="18pt" officeooo:rsid="00023077" style:font-size-asian="18pt" style:font-size-complex="18pt"/>
    </style:style>
    <style:style style:name="T5" style:family="text">
      <style:text-properties fo:font-size="18pt" fo:font-weight="bold" officeooo:rsid="00023077" style:font-size-asian="18pt" style:font-weight-asian="bold" style:font-size-complex="18pt" style:font-weight-complex="bold"/>
    </style:style>
    <style:style style:name="T6" style:family="text">
      <style:text-properties fo:font-size="12pt" fo:font-weight="bold" officeooo:rsid="00023077" style:font-size-asian="10.5pt" style:font-weight-asian="bold" style:font-size-complex="12pt" style:font-weight-complex="bold"/>
    </style:style>
    <style:style style:name="T7" style:family="text">
      <style:text-properties fo:color="#be480a" loext:opacity="100%" fo:font-size="18pt" fo:font-weight="bold" officeooo:rsid="00023077" style:font-size-asian="18pt" style:font-weight-asian="bold" style:font-size-complex="18pt" style:font-weight-complex="bold"/>
    </style:style>
    <style:style style:name="T8" style:family="text">
      <style:text-properties fo:color="#be480a" loext:opacity="100%" fo:font-size="12pt" fo:font-weight="bold" officeooo:rsid="00023077" style:font-size-asian="10.5pt" style:font-weight-asian="bold" style:font-size-complex="12pt" style:font-weight-complex="bold"/>
    </style:style>
    <style:style style:name="T9" style:family="text">
      <style:text-properties fo:color="#3465a4"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span text:style-name="T1">Hibernate <text:s/>properties for Spring Boot</text:span></text:p>
      <text:p text:style-name="P7"># DataSource configuration<text:line-break/>spring.datasource.url=jdbc:mysql://localhost:3306/your_database<text:line-break/>spring.datasource.username=your_username<text:line-break/>spring.datasource.password=your_password<text:line-break/>spring.datasource.driver-class-name=com.mysql.cj.jdbc.Driver<text:line-break/><text:line-break/># Hibernate properties<text:line-break/>spring.jpa.hibernate.ddl-auto=update<text:line-break/>spring.jpa.show-sql=true<text:line-break/>spring.jpa.properties.hibernate.dialect=org.hibernate.dialect.MySQL5Dialect<text:line-break/><text:line-break/># Naming strategy for database tables<text:line-break/>spring.jpa.hibernate.naming.physical-strategy=org.hibernate.boot.model.naming.PhysicalNamingStrategyStandardImpl<text:line-break/><text:line-break/># Enable Hibernate second-level cache and specify the cache region factory<text:line-break/>spring.jpa.properties.hibernate.cache.use_second_level_cache=true<text:line-break/>spring.jpa.properties.hibernate.cache.region.factory_class=org.hibernate.cache.ehcache.EhCacheRegionFactory<text:line-break/><text:line-break/># Specify the JDBC batch size<text:line-break/>spring.jpa.properties.hibernate.jdbc.batch_size=20<text:line-break/><text:line-break/># Control fetching strategy for associations<text:line-break/>spring.jpa.properties.hibernate.default_batch_fetch_size=16<text:line-break/>spring.jpa.properties.hibernate.max_fetch_depth=3<text:line-break/><text:line-break/># Enable automatic session context management<text:line-break/><text:soft-page-break/>spring.jpa.properties.hibernate.current_session_context_class=thread<text:line-break/><text:line-break/># Specify the isolation level for database transactions<text:line-break/>spring.jpa.properties.hibernate.transaction.isolation=READ_COMMITTED<text:line-break/><text:line-break/># Enable statistics for Hibernate<text:line-break/>spring.jpa.properties.hibernate.generate_statistics=true<text:line-break/><text:line-break/># Control the format of SQL statements<text:line-break/>spring.jpa.properties.hibernate.format_sql=true<text:line-break/>-----------------------------------------------------------------------------------</text:p>
      <text:p text:style-name="P7"/>
      <text:p text:style-name="P7"><text:s text:c="18"/><text:span text:style-name="T2">JPA VS SPRING DATA JPA</text:span></text:p>
      <text:h text:style-name="P1" text:outline-level="3"><text:span text:style-name="T3">JPA (Java Persistence API):</text:span></text:h>
      <text:list text:style-name="L1">
        <text:list-item>
          <text:p text:style-name="P12"><text:span text:style-name="Strong_20_Emphasis">Standardized Java Specification:</text:span></text:p>
          <text:list>
            <text:list-item>
              <text:p text:style-name="P13">JPA is a standardized Java specification that defines an API for object-relational mapping in Java applications.</text:p>
            </text:list-item>
            <text:list-item>
              <text:p text:style-name="P13">It provides a set of interfaces and annotations that developers can use to map Java objects to database tables and vice versa.</text:p>
            </text:list-item>
          </text:list>
        </text:list-item>
        <text:list-item>
          <text:p text:style-name="P12"><text:span text:style-name="Strong_20_Emphasis">ORM Functionality:</text:span></text:p>
          <text:list>
            <text:list-item>
              <text:p text:style-name="P13">JPA serves as a standard interface for developers to interact with relational databases using Java objects.</text:p>
            </text:list-item>
            <text:list-item>
              <text:p text:style-name="P13">It abstracts away the details of SQL queries and database-specific intricacies, allowing developers to focus on the Java code.</text:p>
            </text:list-item>
          </text:list>
        </text:list-item>
        <text:list-item>
          <text:p text:style-name="P12"><text:span text:style-name="Strong_20_Emphasis">Provider-Neutral:</text:span></text:p>
          <text:list>
            <text:list-item>
              <text:p text:style-name="P13">JPA is provider-neutral, meaning that it defines a standard interface, and different JPA providers (like Hibernate, EclipseLink, etc.) can implement this specification.</text:p>
            </text:list-item>
            <text:list-item>
              <text:p text:style-name="P12">Developers can switch between JPA providers without changing their application code, promoting flexibility.</text:p>
            </text:list-item>
          </text:list>
        </text:list-item>
      </text:list>
      <text:h text:style-name="Heading_20_3" text:outline-level="3">Spring Data JPA:</text:h>
      <text:list text:style-name="L2">
        <text:list-item>
          <text:p text:style-name="P15"><text:span text:style-name="Strong_20_Emphasis">Higher-Level Abstraction:</text:span></text:p>
          <text:list>
            <text:list-item>
              <text:p text:style-name="P16">Spring Data JPA is a part of the broader Spring Data project, which aims to simplify data access in Spring applications.</text:p>
            </text:list-item>
            <text:list-item>
              <text:p text:style-name="P16"><text:soft-page-break/>It builds on top of JPA and provides a higher-level abstraction, making it easier to perform common data access operations without boilerplate code.</text:p>
            </text:list-item>
          </text:list>
        </text:list-item>
        <text:list-item>
          <text:p text:style-name="P15"><text:span text:style-name="Strong_20_Emphasis">Repository Abstraction:</text:span></text:p>
          <text:list>
            <text:list-item>
              <text:p text:style-name="P16">Spring Data JPA introduces the concept of repositories, which are interfaces that extend JpaRepository or one of its subinterfaces.</text:p>
            </text:list-item>
            <text:list-item>
              <text:p text:style-name="P16">These repositories provide methods for common CRUD (Create, Read, Update, Delete) operations, and Spring Data JPA automatically generates the necessary implementations at runtime.</text:p>
            </text:list-item>
          </text:list>
        </text:list-item>
        <text:list-item>
          <text:p text:style-name="P15"><text:span text:style-name="Strong_20_Emphasis">Query Methods and Custom Queries:</text:span></text:p>
          <text:list>
            <text:list-item>
              <text:p text:style-name="P16">Spring Data JPA allows developers to define query methods in repository interfaces by following a naming convention. These methods are automatically translated into SQL queries.</text:p>
            </text:list-item>
            <text:list-item>
              <text:p text:style-name="P16">It also supports the use of custom JPQL (Java Persistence Query Language) queries when more complex queries are needed.</text:p>
            </text:list-item>
          </text:list>
        </text:list-item>
        <text:list-item>
          <text:p text:style-name="P15"><text:span text:style-name="Strong_20_Emphasis">Integration with Spring Ecosystem:</text:span></text:p>
          <text:list>
            <text:list-item>
              <text:p text:style-name="P15">Spring Data JPA seamlessly integrates with the broader Spring ecosystem, including features like transaction management, dependency injection, and declarative configuration.</text:p>
            </text:list-item>
          </text:list>
        </text:list-item>
      </text:list>
      <text:h text:style-name="Heading_20_3" text:outline-level="3">Importance and Use Cases:</text:h>
      <text:list text:style-name="L3">
        <text:list-item>
          <text:p text:style-name="P17"><text:span text:style-name="Strong_20_Emphasis">JPA:</text:span></text:p>
          <text:list>
            <text:list-item>
              <text:p text:style-name="P18">Essential for providing a standardized and vendor-agnostic way of performing object-relational mapping in Java applications.</text:p>
            </text:list-item>
            <text:list-item>
              <text:p text:style-name="P18">Suitable for applications where direct control over SQL queries and database interactions is necessary or when using a specific JPA provider.</text:p>
            </text:list-item>
          </text:list>
        </text:list-item>
        <text:list-item>
          <text:p text:style-name="P17"><text:span text:style-name="Strong_20_Emphasis">Spring Data JPA:</text:span></text:p>
          <text:list>
            <text:list-item>
              <text:p text:style-name="P18">Ideal for Spring-based applications where developers want to leverage higher-level abstractions and reduce boilerplate code.</text:p>
            </text:list-item>
            <text:list-item>
              <text:p text:style-name="P18">Significantly reduces the amount of code needed for common data access tasks, making development more efficient.</text:p>
            </text:list-item>
            <text:list-item>
              <text:p text:style-name="P17">Well-suited for projects that benefit from Spring's features and conventions.</text:p>
            </text:list-item>
          </text:list>
        </text:list-item>
      </text:list>
      <text:h text:style-name="Heading_20_3" text:outline-level="3">Combined Usage:</text:h>
      <text:list text:style-name="L4">
        <text:list-item>
          <text:p text:style-name="P20"><text:span text:style-name="Strong_20_Emphasis">Many projects use both JPA and Spring Data JPA together:</text:span></text:p>
          <text:list>
            <text:list-item>
              <text:p text:style-name="P20">Developers can use JPA for low-level interactions with the database, custom queries, or cases where they need to work directly with the EntityManager.</text:p>
            </text:list-item>
            <text:list-item>
              <text:p text:style-name="P19">Spring Data JPA is often used for simplifying common CRUD operations and leveraging its repository abstraction.</text:p>
            </text:list-item>
          </text:list>
        </text:list-item>
      </text:list>
      <text:p text:style-name="P8"/>
      <text:p text:style-name="P8"><text:soft-page-break/><text:span text:style-name="T1"><text:s text:c="38"/>MYBATIS VS OTHER STRATEGIES</text:span></text:p>
      <text:h text:style-name="P2" text:outline-level="3">MyBatis:</text:h>
      <text:p text:style-name="Text_20_body"><text:span text:style-name="Strong_20_Emphasis">Key Points:</text:span></text:p>
      <text:list text:style-name="L5">
        <text:list-item>
          <text:p text:style-name="P21"><text:span text:style-name="Strong_20_Emphasis">SQL-Centric Approach:</text:span> MyBatis is known for its SQL-centric approach. It allows developers to define SQL queries in external XML files or annotations, providing more control over the SQL being executed.</text:p>
        </text:list-item>
        <text:list-item>
          <text:p text:style-name="P21"><text:span text:style-name="Strong_20_Emphasis">Dynamic SQL:</text:span> MyBatis supports dynamic SQL, making it easier to build queries based on dynamic conditions or criteria.</text:p>
        </text:list-item>
        <text:list-item>
          <text:p text:style-name="P21"><text:span text:style-name="Strong_20_Emphasis">Flexibility:</text:span> Developers have more control over the SQL and can optimize queries as needed. It's a good fit for projects where fine-tuned control over SQL is essential.</text:p>
        </text:list-item>
        <text:list-item>
          <text:p text:style-name="P21"><text:span text:style-name="Strong_20_Emphasis">Less Abstraction:</text:span> Compared to full-fledged ORM frameworks, MyBatis provides less abstraction over the database, giving developers more control over the SQL execution.</text:p>
        </text:list-item>
      </text:list>
      <text:h text:style-name="Heading_20_3" text:outline-level="3"/>
      <text:h text:style-name="Heading_20_3" text:outline-level="3">2. EclipseLink:</text:h>
      <text:p text:style-name="Text_20_body"><text:span text:style-name="Strong_20_Emphasis">Key Points:</text:span></text:p>
      <text:list text:style-name="L6">
        <text:list-item>
          <text:p text:style-name="P22"><text:span text:style-name="Strong_20_Emphasis">ORM Framework:</text:span> EclipseLink is a comprehensive ORM framework that implements the JPA (Java Persistence API) specification. It aims to simplify the interaction between Java objects and relational databases.</text:p>
        </text:list-item>
        <text:list-item>
          <text:p text:style-name="P22"><text:span text:style-name="Strong_20_Emphasis">Annotation-Based Mapping:</text:span> EclipseLink uses annotations to map Java entities to database tables. It reduces the need for XML configuration files, making it more convention-based.</text:p>
        </text:list-item>
        <text:list-item>
          <text:p text:style-name="P22"><text:span text:style-name="Strong_20_Emphasis">Advanced Features:</text:span> EclipseLink provides advanced features such as caching, lazy loading, and support for advanced JPA features like inheritance mapping.</text:p>
        </text:list-item>
        <text:list-item>
          <text:p text:style-name="P22"><text:span text:style-name="Strong_20_Emphasis">JPA Standard:</text:span> EclipseLink adheres to the JPA standard, making it a good choice for projects that follow the JPA specifications. It's often used in Java EE (Enterprise Edition) applications.</text:p>
        </text:list-item>
      </text:list>
      <text:h text:style-name="Heading_20_3" text:outline-level="3"><text:soft-page-break/></text:h>
      <text:h text:style-name="Heading_20_3" text:outline-level="3"/>
      <text:h text:style-name="Heading_20_3" text:outline-level="3"/>
      <text:h text:style-name="Heading_20_3" text:outline-level="3">Other Strategies:</text:h>
      <text:list text:style-name="L7">
        <text:list-item>
          <text:p text:style-name="P23"><text:span text:style-name="Strong_20_Emphasis">Hibernate:</text:span></text:p>
          <text:list>
            <text:list-item>
              <text:p text:style-name="P24">Hibernate is another popular and powerful ORM framework that also implements the JPA specification. It provides a high level of abstraction over the database, allowing developers to work with Java objects directly.</text:p>
            </text:list-item>
          </text:list>
        </text:list-item>
        <text:list-item>
          <text:p text:style-name="P23"><text:span text:style-name="Strong_20_Emphasis">Spring Data JPA:</text:span></text:p>
          <text:list>
            <text:list-item>
              <text:p text:style-name="P24">Spring Data JPA is part of the broader Spring Data project. It simplifies data access in Spring applications, including support for JPA. It provides repository abstractions and query methods, reducing boilerplate code.</text:p>
            </text:list-item>
          </text:list>
        </text:list-item>
        <text:list-item>
          <text:p text:style-name="P23"><text:span text:style-name="Strong_20_Emphasis">JDBC Template (Spring):</text:span></text:p>
          <text:list>
            <text:list-item>
              <text:p text:style-name="P23">For cases where a more manual and low-level approach is needed, the JDBC template in the Spring framework allows developers to interact with databases using plain SQL and JDBC operations.</text:p>
            </text:list-item>
          </text:list>
        </text:list-item>
      </text:list>
      <text:h text:style-name="Heading_20_3" text:outline-level="3">Importance and Considerations:</text:h>
      <text:list text:style-name="L8">
        <text:list-item>
          <text:p text:style-name="P25"><text:span text:style-name="Strong_20_Emphasis">Choosing Between MyBatis and EclipseLink:</text:span></text:p>
          <text:list>
            <text:list-item>
              <text:p text:style-name="P26">Choose MyBatis when you need more control over SQL queries and a SQL-centric approach.</text:p>
            </text:list-item>
            <text:list-item>
              <text:p text:style-name="P26">Choose EclipseLink when you prefer a more standard JPA approach with higher-level abstractions and features.</text:p>
            </text:list-item>
          </text:list>
        </text:list-item>
        <text:list-item>
          <text:p text:style-name="P25"><text:span text:style-name="Strong_20_Emphasis">Hibernate and Spring Data JPA:</text:span></text:p>
          <text:list>
            <text:list-item>
              <text:p text:style-name="P26">Hibernate is a powerful and feature-rich ORM framework widely used in enterprise applications.</text:p>
            </text:list-item>
            <text:list-item>
              <text:p text:style-name="P25">Spring Data JPA is well-suited for Spring-based applications where developers want to leverage Spring's features and conventions.</text:p>
            </text:list-item>
          </text:list>
        </text:list-item>
      </text:list>
      <text:p text:style-name="P8">-----------------------------------------------------------------------------------------</text:p>
      <text:p text:style-name="P8"/>
      <text:p text:style-name="P8"/>
      <text:p text:style-name="P8"/>
      <text:p text:style-name="P8"/>
      <text:p text:style-name="P8"/>
      <text:p text:style-name="P8"/>
      <text:p text:style-name="P9"/>
      <text:p text:style-name="P9"/>
      <text:p text:style-name="P9"/>
      <text:p text:style-name="P10"><text:soft-page-break/>SPRINGBOOT DEVELOPER WANTS TO KNOW ANOTATION-LEVEL</text:p>
      <text:p text:style-name="P10"/>
      <text:p text:style-name="P29">Spring Boot provides a wide range of annotations that simplify the development of applications by handling common tasks and configurations. Below is a list of commonly used Spring Boot annotations along with explanations of when to use them at the project level:</text:p>
      <text:list text:style-name="L9">
        <text:list-item>
          <text:p text:style-name="P27"><text:span text:style-name="Strong_20_Emphasis"><text:span text:style-name="Source_20_Text">@SpringBootApplication</text:span></text:span>:</text:p>
          <text:list>
            <text:list-item>
              <text:p text:style-name="P28"><text:span text:style-name="Strong_20_Emphasis">When to use:</text:span> This annotation should be used at the main class level. It combines three commonly used annotations (<text:span text:style-name="Source_20_Text">@Configuration</text:span>, <text:span text:style-name="Source_20_Text">@EnableAutoConfiguration</text:span>, <text:span text:style-name="Source_20_Text">@ComponentScan</text:span>) to mark the main configuration class of a Spring Boot application.</text:p>
            </text:list-item>
          </text:list>
        </text:list-item>
        <text:list-item>
          <text:p text:style-name="P27"><text:span text:style-name="Strong_20_Emphasis"><text:span text:style-name="Source_20_Text">@Controller</text:span></text:span>, <text:span text:style-name="Strong_20_Emphasis"><text:span text:style-name="Source_20_Text">@RestController</text:span></text:span>:</text:p>
          <text:list>
            <text:list-item>
              <text:p text:style-name="P28"><text:span text:style-name="Strong_20_Emphasis">When to use:</text:span> These annotations are used to define controllers. Use <text:span text:style-name="Source_20_Text">@RestController</text:span> if you want the controller methods to return the response directly, usually in the form of JSON.</text:p>
            </text:list-item>
          </text:list>
        </text:list-item>
        <text:list-item>
          <text:p text:style-name="P27"><text:span text:style-name="Strong_20_Emphasis"><text:span text:style-name="Source_20_Text">@Service</text:span></text:span>:</text:p>
          <text:list>
            <text:list-item>
              <text:p text:style-name="P28"><text:span text:style-name="Strong_20_Emphasis">When to use:</text:span> Use this annotation to mark a class as a service. Services contain business logic and are typically used to perform operations on data retrieved from repositories.</text:p>
            </text:list-item>
          </text:list>
        </text:list-item>
        <text:list-item>
          <text:p text:style-name="P27"><text:span text:style-name="Strong_20_Emphasis"><text:span text:style-name="Source_20_Text">@Repository</text:span></text:span>:</text:p>
          <text:list>
            <text:list-item>
              <text:p text:style-name="P28"><text:span text:style-name="Strong_20_Emphasis">When to use:</text:span> This annotation is used to indicate that a class is a repository, which is responsible for interacting with the database. Spring Boot provides additional functionality, such as exception translation for JPA, when this annotation is used.</text:p>
            </text:list-item>
          </text:list>
        </text:list-item>
        <text:list-item>
          <text:p text:style-name="P27"><text:span text:style-name="Strong_20_Emphasis"><text:span text:style-name="Source_20_Text">@Component</text:span></text:span>:</text:p>
          <text:list>
            <text:list-item>
              <text:p text:style-name="P28"><text:span text:style-name="Strong_20_Emphasis">When to use:</text:span> Use this annotation to indicate that a class is a Spring component. It is a generic stereotype for any Spring-managed component, and it can be used for classes that don't fit into more specific stereotype categories like <text:span text:style-name="Source_20_Text">@Service</text:span> or <text:span text:style-name="Source_20_Text">@Repository</text:span>.</text:p>
            </text:list-item>
          </text:list>
        </text:list-item>
        <text:list-item>
          <text:p text:style-name="P27"><text:span text:style-name="Strong_20_Emphasis"><text:span text:style-name="Source_20_Text">@Configuration</text:span></text:span>:</text:p>
          <text:list>
            <text:list-item>
              <text:p text:style-name="P28"><text:span text:style-name="Strong_20_Emphasis">When to use:</text:span> Use this annotation on classes that define Spring bean configurations. It's often used in combination with <text:span text:style-name="Source_20_Text">@Bean</text:span> methods to define custom bean configurations.</text:p>
            </text:list-item>
          </text:list>
        </text:list-item>
        <text:list-item>
          <text:p text:style-name="P27"><text:span text:style-name="Strong_20_Emphasis"><text:span text:style-name="Source_20_Text">@EnableAutoConfiguration</text:span></text:span>:</text:p>
          <text:list>
            <text:list-item>
              <text:p text:style-name="P28"><text:span text:style-name="Strong_20_Emphasis">When to use:</text:span> Typically, this annotation is not explicitly used at the project level. Spring Boot automatically applies sensible default configurations based on the dependencies included in your project. However, you might use it to fine-tune auto-configuration if needed.</text:p>
            </text:list-item>
          </text:list>
        </text:list-item>
        <text:list-item>
          <text:p text:style-name="P27"><text:span text:style-name="Strong_20_Emphasis"><text:span text:style-name="Source_20_Text">@EnableWebMvc</text:span></text:span>:</text:p>
          <text:list>
            <text:list-item>
              <text:p text:style-name="P28"><text:span text:style-name="Strong_20_Emphasis">When to use:</text:span> Use this annotation if you want to customize the default Spring MVC configuration. For example, you may want to add custom converters or configure message converters.</text:p>
            </text:list-item>
          </text:list>
        </text:list-item>
        <text:list-item>
          <text:p text:style-name="P27"><text:span text:style-name="Strong_20_Emphasis"><text:span text:style-name="Source_20_Text">@EntityScan</text:span></text:span>:</text:p>
          <text:list>
            <text:list-item>
              <text:p text:style-name="P28"><text:soft-page-break/><text:span text:style-name="Strong_20_Emphasis">When to use:</text:span> Use this annotation to specify the base packages to scan for JPA entities. This is useful when your entity classes are not located in the same package or subpackages as your main application class.</text:p>
            </text:list-item>
          </text:list>
        </text:list-item>
        <text:list-item>
          <text:p text:style-name="P27"><text:span text:style-name="Strong_20_Emphasis"><text:span text:style-name="Source_20_Text">@EnableJpaRepositories</text:span></text:span>:</text:p>
          <text:list>
            <text:list-item>
              <text:p text:style-name="P28"><text:span text:style-name="Strong_20_Emphasis">When to use:</text:span> Use this annotation to enable JPA repositories in your Spring Boot application. It's typically placed on the main configuration class.</text:p>
            </text:list-item>
          </text:list>
        </text:list-item>
        <text:list-item>
          <text:p text:style-name="P27"><text:span text:style-name="Strong_20_Emphasis"><text:span text:style-name="Source_20_Text">@ConfigurationProperties</text:span></text:span>:</text:p>
          <text:list>
            <text:list-item>
              <text:p text:style-name="P28"><text:span text:style-name="Strong_20_Emphasis">When to use:</text:span> Use this annotation to bind external configuration properties to a Java class. It's useful when you want to centralize configuration properties in a custom configuration class.</text:p>
            </text:list-item>
          </text:list>
        </text:list-item>
        <text:list-item>
          <text:p text:style-name="P27"><text:span text:style-name="Strong_20_Emphasis"><text:span text:style-name="Source_20_Text">@Value</text:span></text:span>:</text:p>
          <text:list>
            <text:list-item>
              <text:p text:style-name="P28"><text:span text:style-name="Strong_20_Emphasis">When to use:</text:span> Use this annotation to inject values from property files or environment variables into a Spring bean. It's a concise way to inject simple values.</text:p>
            </text:list-item>
          </text:list>
        </text:list-item>
        <text:list-item>
          <text:p text:style-name="P27"><text:span text:style-name="Strong_20_Emphasis"><text:span text:style-name="Source_20_Text">@Qualifier</text:span></text:span>:</text:p>
          <text:list>
            <text:list-item>
              <text:p text:style-name="P28"><text:span text:style-name="Strong_20_Emphasis">When to use:</text:span> Use this annotation to disambiguate bean resolution when multiple beans of the same type are present in the application context.</text:p>
            </text:list-item>
          </text:list>
        </text:list-item>
        <text:list-item>
          <text:p text:style-name="P27"><text:span text:style-name="Strong_20_Emphasis"><text:span text:style-name="Source_20_Text">@Autowired</text:span></text:span>:</text:p>
          <text:list>
            <text:list-item>
              <text:p text:style-name="P28"><text:span text:style-name="Strong_20_Emphasis">When to use:</text:span> Use this annotation for automatic dependency injection. It can be used on fields, setter methods, and constructors.</text:p>
            </text:list-item>
          </text:list>
        </text:list-item>
        <text:list-item>
          <text:p text:style-name="P27"><text:span text:style-name="Strong_20_Emphasis"><text:span text:style-name="Source_20_Text">@PathVariable</text:span></text:span>, <text:span text:style-name="Strong_20_Emphasis"><text:span text:style-name="Source_20_Text">@RequestParam</text:span></text:span>, <text:span text:style-name="Strong_20_Emphasis"><text:span text:style-name="Source_20_Text">@RequestBody</text:span></text:span>:</text:p>
          <text:list>
            <text:list-item>
              <text:p text:style-name="P28"><text:span text:style-name="Strong_20_Emphasis">When to use:</text:span> Use these annotations in controller methods to extract values from the URL path, query parameters, or request body.</text:p>
            </text:list-item>
          </text:list>
        </text:list-item>
        <text:list-item>
          <text:p text:style-name="P27"><text:span text:style-name="Strong_20_Emphasis"><text:span text:style-name="Source_20_Text">@RequestMapping</text:span></text:span>:</text:p>
          <text:list>
            <text:list-item>
              <text:p text:style-name="P28"><text:span text:style-name="Strong_20_Emphasis">When to use:</text:span> Use this annotation to map web requests to controller methods. It can be used at the class level and method level.</text:p>
            </text:list-item>
          </text:list>
        </text:list-item>
        <text:list-item>
          <text:p text:style-name="P27"><text:span text:style-name="Strong_20_Emphasis"><text:span text:style-name="Source_20_Text">@GetMapping</text:span></text:span>, <text:span text:style-name="Strong_20_Emphasis"><text:span text:style-name="Source_20_Text">@PostMapping</text:span></text:span>, etc.:</text:p>
          <text:list>
            <text:list-item>
              <text:p text:style-name="P28"><text:span text:style-name="Strong_20_Emphasis">When to use:</text:span> These annotations are shortcuts for <text:span text:style-name="Source_20_Text">@RequestMapping(method = RequestMethod.GET)</text:span>, <text:span text:style-name="Source_20_Text">@RequestMapping(method = RequestMethod.POST)</text:span>, and so on. Use them for more concise mapping of HTTP methods.</text:p>
            </text:list-item>
          </text:list>
        </text:list-item>
        <text:list-item>
          <text:p text:style-name="P27"><text:span text:style-name="Strong_20_Emphasis"><text:span text:style-name="Source_20_Text">@Transactional</text:span></text:span>:</text:p>
          <text:list>
            <text:list-item>
              <text:p text:style-name="P28"><text:span text:style-name="Strong_20_Emphasis">When to use:</text:span> Use this annotation to mark a method, or all methods of a class, as transactional. It ensures that the method is executed within a transaction, and the transaction is committed if the method completes successfully or rolled back if an exception is thrown.</text:p>
            </text:list-item>
          </text:list>
        </text:list-item>
      </text:list>
      <text:p text:style-name="P14"/>
      <text:p text:style-name="P14"/>
      <text:p text:style-name="P14"/>
      <text:list text:continue-numbering="true" text:style-name="L9">
        <text:list-item>
          <text:p text:style-name="P27"><text:soft-page-break/><text:span text:style-name="Strong_20_Emphasis"><text:span text:style-name="Source_20_Text">@EnableCaching</text:span></text:span>, <text:span text:style-name="Strong_20_Emphasis"><text:span text:style-name="Source_20_Text">@Cacheable</text:span></text:span>, <text:span text:style-name="Strong_20_Emphasis"><text:span text:style-name="Source_20_Text">@CacheEvict</text:span></text:span>:</text:p>
          <text:list>
            <text:list-item>
              <text:p text:style-name="P28"><text:span text:style-name="Strong_20_Emphasis">When to use:</text:span> Use these annotations for caching. <text:span text:style-name="Source_20_Text">@EnableCaching</text:span> is used at the configuration class level to enable caching, and <text:span text:style-name="Source_20_Text">@Cacheable</text:span> and <text:span text:style-name="Source_20_Text">@CacheEvict</text:span> are used on methods to control caching behavior.</text:p>
            </text:list-item>
          </text:list>
        </text:list-item>
        <text:list-item>
          <text:p text:style-name="P27"><text:span text:style-name="Strong_20_Emphasis"><text:span text:style-name="Source_20_Text">@ConditionalOnProperty</text:span></text:span>:</text:p>
          <text:list>
            <text:list-item>
              <text:p text:style-name="P27"><text:span text:style-name="Strong_20_Emphasis">When to use:</text:span> Use this annotation to conditionally enable or disable certain configurations based on the values of properties in the application's configuration.</text:p>
            </text:list-item>
          </text:list>
        </text:list-item>
      </text:list>
      <text:h text:style-name="P3" text:outline-level="3">1. <text:span text:style-name="Source_20_Text">@EnableCaching</text:span>:</text:h>
      <text:h text:style-name="Heading_20_4" text:outline-level="4">Purpose:</text:h>
      <text:p text:style-name="Text_20_body">Enables Spring's caching support in the application.</text:p>
      <text:h text:style-name="Heading_20_4" text:outline-level="4">Sample Implementation:</text:h>
      <text:p text:style-name="P5">java</text:p>
      <text:p text:style-name="Preformatted_20_Text"><text:span text:style-name="Source_20_Text">@SpringBootApplication</text:span></text:p>
      <text:p text:style-name="Preformatted_20_Text"><text:span text:style-name="Source_20_Text">@EnableCaching</text:span></text:p>
      <text:p text:style-name="Preformatted_20_Text"><text:span text:style-name="Source_20_Text">public class MyApplication {</text:span></text:p>
      <text:p text:style-name="Preformatted_20_Text"><text:span text:style-name="Source_20_Text"><text:s text:c="4"/>public static void main(String[] args) {</text:span></text:p>
      <text:p text:style-name="Preformatted_20_Text"><text:span text:style-name="Source_20_Text"><text:s text:c="8"/>SpringApplication.run(MyApplication.class, args);</text:span></text:p>
      <text:p text:style-name="Preformatted_20_Text"><text:span text:style-name="Source_20_Text"><text:s text:c="4"/>}</text:span></text:p>
      <text:p text:style-name="P5"><text:span text:style-name="Source_20_Text">}</text:span></text:p>
      <text:h text:style-name="Heading_20_3" text:outline-level="3">2. <text:span text:style-name="Source_20_Text">@Cacheable</text:span>:</text:h>
      <text:h text:style-name="Heading_20_4" text:outline-level="4">Purpose:</text:h>
      <text:p text:style-name="Text_20_body">Indicates that the result of the annotated method should be cached. The value returned from the method is stored in the cache, and subsequent calls to the same method with the same arguments return the cached result.</text:p>
      <text:h text:style-name="Heading_20_4" text:outline-level="4">Sample Implementation:</text:h>
      <text:p text:style-name="P5">java</text:p>
      <text:p text:style-name="Preformatted_20_Text"><text:span text:style-name="Source_20_Text">@Service</text:span></text:p>
      <text:p text:style-name="Preformatted_20_Text"><text:span text:style-name="Source_20_Text">public class MyService {</text:span></text:p>
      <text:p text:style-name="Preformatted_20_Text"/>
      <text:p text:style-name="Preformatted_20_Text"><text:span text:style-name="Source_20_Text"><text:s text:c="4"/>@Cacheable("myCache")</text:span></text:p>
      <text:p text:style-name="Preformatted_20_Text"><text:span text:style-name="Source_20_Text"><text:s text:c="4"/>public String getFromDatabase(String key) {</text:span></text:p>
      <text:p text:style-name="Preformatted_20_Text"><text:span text:style-name="Source_20_Text"><text:s text:c="8"/>// Simulating fetching data from the database</text:span></text:p>
      <text:p text:style-name="Preformatted_20_Text"><text:span text:style-name="Source_20_Text"><text:s text:c="8"/>return "Data for key: " + key;</text:span></text:p>
      <text:p text:style-name="Preformatted_20_Text"><text:span text:style-name="Source_20_Text"><text:s text:c="4"/>}</text:span></text:p>
      <text:p text:style-name="P5"><text:span text:style-name="Source_20_Text">}</text:span></text:p>
      <text:h text:style-name="Heading_20_3" text:outline-level="3"><text:soft-page-break/>3. <text:span text:style-name="Source_20_Text">@CacheEvict</text:span>:</text:h>
      <text:h text:style-name="Heading_20_4" text:outline-level="4">Purpose:</text:h>
      <text:p text:style-name="Text_20_body">Indicates that the specified cache(s) should be cleared (evicted) either before or after the method is executed.</text:p>
      <text:h text:style-name="Heading_20_4" text:outline-level="4">Sample Implementation:</text:h>
      <text:p text:style-name="P5">java</text:p>
      <text:p text:style-name="Preformatted_20_Text"><text:span text:style-name="Source_20_Text">@Service</text:span></text:p>
      <text:p text:style-name="Preformatted_20_Text"><text:span text:style-name="Source_20_Text">public class MyService {</text:span></text:p>
      <text:p text:style-name="Preformatted_20_Text"/>
      <text:p text:style-name="Preformatted_20_Text"><text:span text:style-name="Source_20_Text"><text:s text:c="4"/>@CacheEvict(value = "myCache", allEntries = true)</text:span></text:p>
      <text:p text:style-name="Preformatted_20_Text"><text:span text:style-name="Source_20_Text"><text:s text:c="4"/>public void clearCache() {</text:span></text:p>
      <text:p text:style-name="Preformatted_20_Text"><text:span text:style-name="Source_20_Text"><text:s text:c="8"/>// This method will clear all entries in the "myCache" cache.</text:span></text:p>
      <text:p text:style-name="Preformatted_20_Text"><text:span text:style-name="Source_20_Text"><text:s text:c="4"/>}</text:span></text:p>
      <text:p text:style-name="P5"><text:span text:style-name="Source_20_Text">}</text:span></text:p>
      <text:p text:style-name="P6"><text:span text:style-name="Source_20_Text"><text:span text:style-name="T5">DEMO CODE SPRING CACHE</text:span></text:span></text:p>
      <text:p text:style-name="P6"><text:span text:style-name="Source_20_Text"><text:span text:style-name="T5">(I) </text:span></text:span><text:span text:style-name="Source_20_Text"><text:span text:style-name="T7">D</text:span></text:span><text:span text:style-name="Source_20_Text"><text:span text:style-name="T8">EPENDENCY</text:span></text:span></text:p>
      <text:p text:style-name="P6"><text:span text:style-name="Source_20_Text">&lt;dependencies&gt;<text:line-break/> &lt;!-- Spring Boot Starter --&gt;<text:line-break/> &lt;dependency&gt;<text:line-break/> &lt;groupId&gt;org.springframework.boot&lt;/groupId&gt;<text:line-break/> &lt;artifactId&gt;spring-boot-starter&lt;/artifactId&gt;<text:line-break/> &lt;/dependency&gt;<text:line-break/><text:line-break/> &lt;!-- Spring Boot Starter Data JPA --&gt;<text:line-break/> &lt;dependency&gt;<text:line-break/> &lt;groupId&gt;org.springframework.boot&lt;/groupId&gt;<text:line-break/> &lt;artifactId&gt;spring-boot-starter-data-jpa&lt;/artifactId&gt;<text:line-break/> &lt;/dependency&gt;<text:line-break/><text:line-break/> &lt;!-- Spring Boot Starter Cache --&gt;<text:line-break/> &lt;dependency&gt;<text:line-break/> &lt;groupId&gt;org.springframework.boot&lt;/groupId&gt;<text:line-break/> &lt;artifactId&gt;spring-boot-starter-cache&lt;/artifactId&gt;<text:line-break/> &lt;/dependency&gt;<text:line-break/><text:line-break/> &lt;!-- Caffeine Cache --&gt;<text:line-break/> &lt;dependency&gt;<text:line-break/> &lt;groupId&gt;com.github.ben-manes.caffeine&lt;/groupId&gt;<text:line-break/> &lt;artifactId&gt;caffeine&lt;/artifactId&gt;<text:line-break/> &lt;/dependency&gt;<text:line-break/><text:line-break/> &lt;!-- H2 Database (for simplicity) --&gt;<text:line-break/> &lt;dependency&gt;<text:line-break/> &lt;groupId&gt;com.h2database&lt;/groupId&gt;<text:line-break/> &lt;artifactId&gt;h2&lt;/artifactId&gt;<text:line-break/> &lt;scope&gt;runtime&lt;/scope&gt;<text:line-break/> &lt;/dependency&gt;<text:line-break/>&lt;/dependencies&gt;</text:span></text:p>
      <text:h text:style-name="P4" text:outline-level="3"><text:soft-page-break/><text:span text:style-name="Source_20_Text"><text:span text:style-name="T1">(II)</text:span></text:span><text:span text:style-name="Source_20_Text"><text:span text:style-name="T9">Configure Caffeine Cache in application.properties:</text:span></text:span></text:h>
      <text:p text:style-name="P5">properties</text:p>
      <text:p text:style-name="Preformatted_20_Text"><text:span text:style-name="Source_20_Text"># Enable caching with Caffeine</text:span></text:p>
      <text:p text:style-name="Preformatted_20_Text"><text:span text:style-name="Source_20_Text">spring.cache.type=caffeine</text:span></text:p>
      <text:p text:style-name="Preformatted_20_Text"/>
      <text:p text:style-name="Preformatted_20_Text"><text:span text:style-name="Source_20_Text"># Caffeine Cache Settings</text:span></text:p>
      <text:p text:style-name="P5"><text:span text:style-name="Source_20_Text">spring.cache.caffeine.spec=maximumSize=100,expireAfterWrite=10m</text:span></text:p>
      <text:p text:style-name="Text_20_body">In this configuration:</text:p>
      <text:list text:style-name="L10">
        <text:list-item>
          <text:p text:style-name="P31"><text:span text:style-name="Source_20_Text">maximumSize=100</text:span> sets the maximum size of the cache to 100 entries.</text:p>
        </text:list-item>
        <text:list-item>
          <text:p text:style-name="P30"><text:span text:style-name="Source_20_Text">expireAfterWrite=10m</text:span> sets a time-to-live of 10 minutes for each entry in the cache.</text:p>
        </text:list-item>
      </text:list>
      <text:p text:style-name="Text_20_body"/>
      <text:h text:style-name="P4" text:outline-level="3"><text:span text:style-name="Source_20_Text">(II</text:span><text:span text:style-name="Source_20_Text"><text:span text:style-name="T1">I</text:span></text:span><text:span text:style-name="Source_20_Text">)</text:span></text:h>
      <text:p text:style-name="P32"><text:span text:style-name="Source_20_Text">Create a service that uses caching with the @Cacheable annotation.</text:span></text:p>
      <text:p text:style-name="P5">java</text:p>
      <text:p text:style-name="Preformatted_20_Text"><text:span text:style-name="Source_20_Text">import org.springframework.cache.annotation.CacheEvict;</text:span></text:p>
      <text:p text:style-name="Preformatted_20_Text"><text:span text:style-name="Source_20_Text">import org.springframework.cache.annotation.Cacheable;</text:span></text:p>
      <text:p text:style-name="Preformatted_20_Text"><text:span text:style-name="Source_20_Text">import org.springframework.stereotype.Service;</text:span></text:p>
      <text:p text:style-name="Preformatted_20_Text"/>
      <text:p text:style-name="Preformatted_20_Text"><text:span text:style-name="Source_20_Text">import java.util.List;</text:span></text:p>
      <text:p text:style-name="Preformatted_20_Text"/>
      <text:p text:style-name="Preformatted_20_Text"><text:span text:style-name="Source_20_Text">@Service</text:span></text:p>
      <text:p text:style-name="Preformatted_20_Text"><text:span text:style-name="Source_20_Text">public class BookService {</text:span></text:p>
      <text:p text:style-name="Preformatted_20_Text"/>
      <text:p text:style-name="Preformatted_20_Text"><text:span text:style-name="Source_20_Text"><text:s text:c="4"/>private final BookRepository bookRepository;</text:span></text:p>
      <text:p text:style-name="Preformatted_20_Text"/>
      <text:p text:style-name="Preformatted_20_Text"><text:span text:style-name="Source_20_Text"><text:s text:c="4"/>public BookService(BookRepository bookRepository) {</text:span></text:p>
      <text:p text:style-name="Preformatted_20_Text"><text:span text:style-name="Source_20_Text"><text:s text:c="8"/>this.bookRepository = bookRepository;</text:span></text:p>
      <text:p text:style-name="Preformatted_20_Text"><text:span text:style-name="Source_20_Text"><text:s text:c="4"/>}</text:span></text:p>
      <text:p text:style-name="Preformatted_20_Text"/>
      <text:p text:style-name="Preformatted_20_Text"><text:span text:style-name="Source_20_Text"><text:s text:c="4"/>@Cacheable(value = "booksCache", key = "#genre")</text:span></text:p>
      <text:p text:style-name="Preformatted_20_Text"><text:span text:style-name="Source_20_Text"><text:s text:c="4"/>public List&lt;Book&gt; findBooksByGenre(String genre) {</text:span></text:p>
      <text:p text:style-name="Preformatted_20_Text"><text:span text:style-name="Source_20_Text"><text:s text:c="8"/>System.out.println("Fetching books from the database for genre: " + genre);</text:span></text:p>
      <text:p text:style-name="Preformatted_20_Text"><text:span text:style-name="Source_20_Text"><text:s text:c="8"/>return bookRepository.findByGenre(genre);</text:span></text:p>
      <text:p text:style-name="Preformatted_20_Text"><text:span text:style-name="Source_20_Text"><text:s text:c="4"/>}</text:span></text:p>
      <text:p text:style-name="Preformatted_20_Text"/>
      <text:p text:style-name="Preformatted_20_Text"><text:span text:style-name="Source_20_Text"><text:s text:c="4"/>@CacheEvict(value = "booksCache", allEntries = true)</text:span></text:p>
      <text:p text:style-name="Preformatted_20_Text"><text:span text:style-name="Source_20_Text"><text:s text:c="4"/>public void evictAllBooksCache() {</text:span></text:p>
      <text:p text:style-name="Preformatted_20_Text"><text:span text:style-name="Source_20_Text"><text:s text:c="8"/>System.out.println("Evicting all entries from the booksCache");</text:span></text:p>
      <text:p text:style-name="Preformatted_20_Text"><text:span text:style-name="Source_20_Text"><text:s text:c="4"/>}</text:span></text:p>
      <text:p text:style-name="P5"><text:span text:style-name="Source_20_Text">}</text:span></text:p>
      <text:p text:style-name="P6"><text:span text:style-name="Source_20_Text"><text:line-break/></text:span></text:p>
      <text:h text:style-name="Heading_20_3" text:outline-level="3"><text:soft-page-break/>4. <text:span text:style-name="Source_20_Text">@EnableTransactionManagement</text:span>:</text:h>
      <text:h text:style-name="Heading_20_4" text:outline-level="4">Purpose:</text:h>
      <text:p text:style-name="Text_20_body">Enables Spring's annotation-driven transaction management.</text:p>
      <text:h text:style-name="Heading_20_4" text:outline-level="4">Sample Implementation:</text:h>
      <text:p text:style-name="P5">java</text:p>
      <text:p text:style-name="Preformatted_20_Text"><text:span text:style-name="Source_20_Text">@SpringBootApplication</text:span></text:p>
      <text:p text:style-name="Preformatted_20_Text"><text:span text:style-name="Source_20_Text">@EnableTransactionManagement</text:span></text:p>
      <text:p text:style-name="Preformatted_20_Text"><text:span text:style-name="Source_20_Text">public class MyApplication {</text:span></text:p>
      <text:p text:style-name="Preformatted_20_Text"><text:span text:style-name="Source_20_Text"><text:s text:c="4"/>public static void main(String[] args) {</text:span></text:p>
      <text:p text:style-name="Preformatted_20_Text"><text:span text:style-name="Source_20_Text"><text:s text:c="8"/>SpringApplication.run(MyApplication.class, arg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Service</text:span></text:p>
      <text:p text:style-name="Preformatted_20_Text"><text:span text:style-name="Source_20_Text">public class MyService {</text:span></text:p>
      <text:p text:style-name="Preformatted_20_Text"/>
      <text:p text:style-name="Preformatted_20_Text"><text:span text:style-name="Source_20_Text"><text:s text:c="4"/>@Transactional</text:span></text:p>
      <text:p text:style-name="Preformatted_20_Text"><text:span text:style-name="Source_20_Text"><text:s text:c="4"/>public void performTransactionalOperation() {</text:span></text:p>
      <text:p text:style-name="Preformatted_20_Text"><text:span text:style-name="Source_20_Text"><text:s text:c="8"/>// This method is now executed within a transaction.</text:span></text:p>
      <text:p text:style-name="Preformatted_20_Text"><text:span text:style-name="Source_20_Text"><text:s text:c="4"/>}</text:span></text:p>
      <text:p text:style-name="P5"><text:span text:style-name="Source_20_Text">}</text:span></text:p>
      <text:h text:style-name="Heading_20_3" text:outline-level="3"/>
      <text:h text:style-name="Heading_20_3" text:outline-level="3">5. <text:span text:style-name="Source_20_Text">@EnableScheduling</text:span>:</text:h>
      <text:h text:style-name="Heading_20_4" text:outline-level="4">Purpose:</text:h>
      <text:p text:style-name="Text_20_body">Enables Spring's scheduled task execution capabilities. It allows the use of <text:span text:style-name="Source_20_Text">@Scheduled</text:span> annotations on methods.</text:p>
      <text:h text:style-name="Heading_20_4" text:outline-level="4">Sample Implementation:</text:h>
      <text:p text:style-name="P5">java</text:p>
      <text:p text:style-name="Preformatted_20_Text"><text:span text:style-name="Source_20_Text">@SpringBootApplication</text:span></text:p>
      <text:p text:style-name="Preformatted_20_Text"><text:span text:style-name="Source_20_Text">@EnableScheduling</text:span></text:p>
      <text:p text:style-name="Preformatted_20_Text"><text:span text:style-name="Source_20_Text">public class MyApplication {</text:span></text:p>
      <text:p text:style-name="Preformatted_20_Text"><text:span text:style-name="Source_20_Text"><text:s text:c="4"/>public static void main(String[] args) {</text:span></text:p>
      <text:p text:style-name="Preformatted_20_Text"><text:span text:style-name="Source_20_Text"><text:s text:c="8"/>SpringApplication.run(MyApplication.class, arg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Service</text:span></text:p>
      <text:p text:style-name="Preformatted_20_Text"><text:span text:style-name="Source_20_Text">public class MyScheduledService {</text:span></text:p>
      <text:p text:style-name="Preformatted_20_Text"/>
      <text:p text:style-name="Preformatted_20_Text"><text:span text:style-name="Source_20_Text"><text:s text:c="4"/>@Scheduled(fixedRate = 5000) // Run every 5 seconds</text:span></text:p>
      <text:p text:style-name="Preformatted_20_Text"><text:span text:style-name="Source_20_Text"><text:s text:c="4"/>public void performScheduledTask() {</text:span></text:p>
      <text:p text:style-name="Preformatted_20_Text"><text:span text:style-name="Source_20_Text"><text:s text:c="8"/>// This method will be executed at the specified interval.</text:span></text:p>
      <text:p text:style-name="Preformatted_20_Text"><text:span text:style-name="Source_20_Text"><text:s text:c="4"/>}</text:span></text:p>
      <text:p text:style-name="P5"><text:span text:style-name="Source_20_Text">}</text:span></text:p>
      <text:h text:style-name="Heading_20_3" text:outline-level="3"><text:soft-page-break/>6. <text:span text:style-name="Source_20_Text">@EnableAsync</text:span>:</text:h>
      <text:h text:style-name="Heading_20_4" text:outline-level="4">Purpose:</text:h>
      <text:p text:style-name="Text_20_body">Enables support for asynchronous method execution.</text:p>
      <text:h text:style-name="Heading_20_4" text:outline-level="4">Sample Implementation:</text:h>
      <text:p text:style-name="P5">java</text:p>
      <text:p text:style-name="Preformatted_20_Text"><text:span text:style-name="Source_20_Text">@SpringBootApplication</text:span></text:p>
      <text:p text:style-name="Preformatted_20_Text"><text:span text:style-name="Source_20_Text">@EnableAsync</text:span></text:p>
      <text:p text:style-name="Preformatted_20_Text"><text:span text:style-name="Source_20_Text">public class MyApplication {</text:span></text:p>
      <text:p text:style-name="Preformatted_20_Text"><text:span text:style-name="Source_20_Text"><text:s text:c="4"/>public static void main(String[] args) {</text:span></text:p>
      <text:p text:style-name="Preformatted_20_Text"><text:span text:style-name="Source_20_Text"><text:s text:c="8"/>SpringApplication.run(MyApplication.class, arg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Service</text:span></text:p>
      <text:p text:style-name="Preformatted_20_Text"><text:span text:style-name="Source_20_Text">public class MyAsyncService {</text:span></text:p>
      <text:p text:style-name="Preformatted_20_Text"/>
      <text:p text:style-name="Preformatted_20_Text"><text:span text:style-name="Source_20_Text"><text:s text:c="4"/>@Async</text:span></text:p>
      <text:p text:style-name="Preformatted_20_Text"><text:span text:style-name="Source_20_Text"><text:s text:c="4"/>public CompletableFuture&lt;String&gt; performAsyncOperation() {</text:span></text:p>
      <text:p text:style-name="Preformatted_20_Text"><text:span text:style-name="Source_20_Text"><text:s text:c="8"/>// Simulating an asynchronous operation</text:span></text:p>
      <text:p text:style-name="Preformatted_20_Text"><text:span text:style-name="Source_20_Text"><text:s text:c="8"/>return CompletableFuture.completedFuture("Async operation completed");</text:span></text:p>
      <text:p text:style-name="Preformatted_20_Text"><text:span text:style-name="Source_20_Text"><text:s text:c="4"/>}</text:span></text:p>
      <text:p text:style-name="P5"><text:span text:style-name="Source_20_Text">}</text:span></text:p>
      <text:p text:style-name="Text_20_body">These annotations provide powerful features for caching, transaction management, scheduling, and asynchronous processing in a Spring Boot application. Make sure to include the relevant dependencies in your project, such as <text:span text:style-name="Source_20_Text">spring-boot-starter-cache</text:span>, <text:span text:style-name="Source_20_Text">spring-boot-starter-data-jpa</text:span> (for transactions), and others, depending on your specific use case.</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16:41:55.698000000</meta:creation-date>
    <dc:date>2024-01-24T18:05:35.331000000</dc:date>
    <meta:editing-duration>PT1H23M43S</meta:editing-duration>
    <meta:editing-cycles>1</meta:editing-cycles>
    <meta:document-statistic meta:table-count="0" meta:image-count="0" meta:object-count="0" meta:page-count="12" meta:paragraph-count="239" meta:word-count="2199" meta:character-count="17038" meta:non-whitespace-character-count="14829"/>
    <meta:generator>LibreOffice/7.5.5.2$Windows_X86_64 LibreOffice_project/ca8fe7424262805f223b9a2334bc7181abbcbf5e</meta:generator>
  </office:meta>
</office:document-meta>
</file>